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thJax_Main" svg:font-family="MathJax_Ma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text-position="0% 100%" fo:font-size="15pt" fo:font-style="italic" fo:font-weight="normal" officeooo:rsid="00b8bba8" officeooo:paragraph-rsid="00118571" style:font-size-asian="15pt" style:font-style-asian="italic" style:font-weight-asian="normal" style:font-size-complex="15pt" style:font-style-complex="italic" style:font-weight-complex="normal"/>
    </style:style>
    <style:style style:name="P2" style:family="paragraph" style:parent-style-name="Standard">
      <style:paragraph-properties fo:line-height="150%"/>
      <style:text-properties style:text-position="0% 100%" fo:font-size="15pt" fo:font-style="normal" fo:font-weight="normal" officeooo:rsid="00a88687" officeooo:paragraph-rsid="00118571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line-height="150%"/>
      <style:text-properties style:text-position="0% 100%" fo:font-size="15pt" fo:font-style="normal" fo:font-weight="normal" officeooo:rsid="01c25d16" officeooo:paragraph-rsid="00118571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line-height="150%"/>
      <style:text-properties style:text-position="0% 100%" fo:font-size="15pt" fo:font-style="normal" fo:font-weight="bold" officeooo:rsid="008f46f7" officeooo:paragraph-rsid="008f46f7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20pt" fo:font-weight="bold" officeooo:rsid="00d9ee56" officeooo:paragraph-rsid="00118571" style:font-size-asian="17.5pt" style:font-weight-asian="bold" style:font-size-complex="20pt" style:font-weight-complex="bold"/>
    </style:style>
    <style:style style:name="P6" style:family="paragraph" style:parent-style-name="Standard">
      <style:text-properties fo:font-size="15pt" fo:font-weight="bold" officeooo:rsid="00d9ee56" officeooo:paragraph-rsid="00118571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officeooo:rsid="00d9ee56" officeooo:paragraph-rsid="00118571" style:font-size-asian="15pt" style:font-size-complex="15pt"/>
    </style:style>
    <style:style style:name="P8" style:family="paragraph" style:parent-style-name="Standard">
      <style:paragraph-properties fo:line-height="150%"/>
      <style:text-properties fo:font-size="15pt" officeooo:rsid="016922a4" officeooo:paragraph-rsid="00118571" style:font-size-asian="15pt" style:font-size-complex="15pt"/>
    </style:style>
    <style:style style:name="P9" style:family="paragraph" style:parent-style-name="Standard">
      <style:paragraph-properties fo:line-height="150%"/>
      <style:text-properties fo:font-size="15pt" officeooo:rsid="001cb663" officeooo:paragraph-rsid="001cb663" style:font-size-asian="15pt" style:font-size-complex="15pt"/>
    </style:style>
    <style:style style:name="P10" style:family="paragraph" style:parent-style-name="Standard">
      <style:paragraph-properties fo:line-height="150%"/>
      <style:text-properties fo:font-size="15pt" fo:font-style="normal" fo:font-weight="bold" officeooo:rsid="00648c56" officeooo:paragraph-rsid="00118571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text-properties fo:font-size="15pt" fo:font-style="normal" fo:font-weight="bold" officeooo:rsid="00648c56" officeooo:paragraph-rsid="00118571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text-properties fo:font-size="15pt" fo:font-style="normal" fo:font-weight="bold" officeooo:rsid="0079bf76" officeooo:paragraph-rsid="0079bf76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paragraph-properties fo:line-height="150%"/>
      <style:text-properties fo:font-size="15pt" fo:font-style="normal" officeooo:rsid="0066703a" officeooo:paragraph-rsid="00118571" style:font-size-asian="15pt" style:font-style-asian="normal" style:font-size-complex="15pt" style:font-style-complex="normal"/>
    </style:style>
    <style:style style:name="P14" style:family="paragraph" style:parent-style-name="Standard">
      <style:paragraph-properties fo:line-height="150%"/>
      <style:text-properties fo:font-size="15pt" fo:font-style="normal" officeooo:rsid="00ae04ea" officeooo:paragraph-rsid="00118571" style:font-size-asian="15pt" style:font-style-asian="normal" style:font-size-complex="15pt" style:font-style-complex="normal"/>
    </style:style>
    <style:style style:name="P15" style:family="paragraph" style:parent-style-name="Standard">
      <style:text-properties fo:font-size="15pt" fo:font-style="normal" fo:font-weight="normal" officeooo:rsid="0082037b" officeooo:paragraph-rsid="0079bf76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line-height="150%"/>
      <style:text-properties fo:font-size="15pt" fo:font-style="italic" officeooo:rsid="00bbed8f" officeooo:paragraph-rsid="00118571" style:font-size-asian="15pt" style:font-style-asian="italic" style:font-size-complex="15pt" style:font-style-complex="italic"/>
    </style:style>
    <style:style style:name="P17" style:family="paragraph" style:parent-style-name="Standard">
      <style:paragraph-properties fo:line-height="150%"/>
      <style:text-properties fo:font-size="15pt" fo:font-style="italic" officeooo:rsid="01ff8853" officeooo:paragraph-rsid="00118571" style:font-size-asian="15pt" style:font-style-asian="italic" style:font-size-complex="15pt" style:font-style-complex="italic"/>
    </style:style>
    <style:style style:name="P18" style:family="paragraph" style:parent-style-name="Standard" style:list-style-name="L1">
      <style:paragraph-properties fo:line-height="150%"/>
      <style:text-properties fo:font-size="15pt" officeooo:rsid="00591596" officeooo:paragraph-rsid="00591596" style:font-size-asian="15pt" style:font-size-complex="15pt"/>
    </style:style>
    <style:style style:name="P19" style:family="paragraph" style:parent-style-name="Standard" style:list-style-name="L1">
      <style:paragraph-properties fo:line-height="150%"/>
      <style:text-properties fo:font-size="15pt" officeooo:rsid="005a7119" officeooo:paragraph-rsid="006aafd7" style:font-size-asian="15pt" style:font-size-complex="15pt"/>
    </style:style>
    <style:style style:name="P20" style:family="paragraph" style:parent-style-name="Standard" style:list-style-name="L1">
      <style:paragraph-properties fo:line-height="150%"/>
      <style:text-properties fo:font-size="15pt" officeooo:rsid="00610288" officeooo:paragraph-rsid="00610288" style:font-size-asian="15pt" style:font-size-complex="15pt"/>
    </style:style>
    <style:style style:name="T1" style:family="text">
      <style:text-properties style:text-position="0% 100%" style:font-name="MathJax_Main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style:text-position="0% 100%" style:font-name="MathJax_Main" fo:font-size="16pt" fo:font-style="normal" fo:font-weight="normal" officeooo:rsid="01cd741b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style:text-position="0% 100%" style:font-name="MathJax_Main" fo:font-size="16pt" fo:font-style="normal" fo:font-weight="normal" officeooo:rsid="001e756e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style:text-position="0% 100%" style:font-name="MathJax_Main" fo:font-size="16pt" fo:font-style="normal" fo:font-weight="normal" officeooo:rsid="001e9818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style:text-position="0% 100%" style:font-name="MathJax_Main" fo:font-size="16pt" fo:font-style="normal" fo:font-weight="normal" officeooo:rsid="001f25d6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style:text-position="0% 100%" style:font-name="MathJax_Main" fo:font-size="16pt" fo:font-style="normal" fo:font-weight="normal" officeooo:rsid="001f4847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style:text-position="0% 100%" style:font-name="MathJax_Main" fo:font-size="16pt" fo:font-style="normal" fo:font-weight="normal" officeooo:rsid="00230c5b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style:text-position="0% 100%" style:font-name="MathJax_Main" fo:font-size="16pt" fo:font-style="normal" fo:font-weight="normal" officeooo:rsid="002525fe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style:text-position="0% 100%" style:font-name="MathJax_Main" fo:font-size="16pt" fo:font-style="normal" fo:font-weight="normal" officeooo:rsid="0029a752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style:text-position="0% 100%" style:font-name="MathJax_Main" fo:font-size="16pt" fo:font-style="normal" fo:font-weight="normal" officeooo:rsid="002a0019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style:text-position="0% 100%" style:font-name="MathJax_Main" fo:font-size="16pt" fo:font-style="normal" fo:font-weight="normal" officeooo:rsid="002c439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text-position="0% 100%" style:font-name="MathJax_Main" fo:font-size="16pt" fo:font-style="normal" fo:font-weight="normal" officeooo:rsid="0037c7dd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style:text-position="0% 100%" style:font-name="MathJax_Main" fo:font-size="16pt" fo:font-style="normal" fo:font-weight="normal" officeooo:rsid="0038bed3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style:text-position="0% 100%" style:font-name="MathJax_Main" fo:font-size="16pt" fo:font-style="normal" fo:font-weight="normal" officeooo:rsid="003b5df0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style:text-position="0% 100%" style:font-name="MathJax_Main" fo:font-size="16pt" fo:font-style="normal" fo:font-weight="normal" officeooo:rsid="003c8f34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style:text-position="0% 100%" style:font-name="MathJax_Main" fo:font-size="16pt" fo:font-style="normal" fo:font-weight="normal" officeooo:rsid="003e658f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text-position="0% 100%" style:font-name="MathJax_Main" fo:font-size="16pt" fo:font-style="normal" fo:font-weight="normal" officeooo:rsid="0041bdab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text-position="0% 100%" style:font-name="MathJax_Main" fo:font-size="16pt" fo:font-style="normal" fo:font-weight="normal" officeooo:rsid="00450f1d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style:text-position="0% 100%" style:font-name="MathJax_Main" fo:font-size="16pt" fo:font-style="normal" fo:font-weight="normal" officeooo:rsid="004a4497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style:text-position="0% 100%" style:font-name="MathJax_Main" fo:font-size="16pt" fo:font-style="normal" fo:font-weight="normal" officeooo:rsid="00521fb8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style:text-position="0% 100%" style:font-name="MathJax_Main" fo:font-size="16pt" fo:font-style="normal" fo:font-weight="normal" officeooo:rsid="00529a07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style:text-position="0% 100%" style:font-name="MathJax_Main" fo:font-size="16pt" fo:font-style="normal" fo:font-weight="normal" officeooo:rsid="005504ab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style:text-position="0% 100%" style:font-name="MathJax_Main" fo:font-size="16pt" fo:font-style="normal" fo:font-weight="normal" officeooo:rsid="0056ed3e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style:text-position="0% 100%" style:font-name="MathJax_Main" fo:font-size="16pt" fo:font-style="normal" fo:font-weight="normal" officeooo:rsid="0058573a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style:text-position="0% 100%" style:font-name="MathJax_Main" fo:font-size="16pt" fo:font-style="normal" fo:font-weight="normal" officeooo:rsid="00597e11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style:text-position="0% 100%" style:font-name="MathJax_Main" fo:font-size="16pt" fo:font-style="normal" fo:font-weight="normal" officeooo:rsid="005a7119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style:text-position="0% 100%" style:font-name="MathJax_Main" fo:font-size="16pt" fo:font-style="normal" fo:font-weight="normal" officeooo:rsid="005bacb9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style:text-position="0% 100%" style:font-name="MathJax_Main" fo:font-size="16pt" fo:font-style="normal" fo:font-weight="normal" officeooo:rsid="005d95c0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style:text-position="0% 100%" style:font-name="MathJax_Main" fo:font-size="16pt" fo:font-style="normal" fo:font-weight="normal" officeooo:rsid="005dbac4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style:text-position="0% 100%" style:font-name="MathJax_Main" fo:font-size="16pt" fo:font-style="normal" fo:font-weight="normal" officeooo:rsid="0062d291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style:text-position="0% 100%" style:font-name="MathJax_Main" fo:font-size="16pt" fo:font-style="normal" fo:font-weight="normal" officeooo:rsid="00654435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style:text-position="0% 100%" style:font-name="MathJax_Main" fo:font-size="16pt" fo:font-style="normal" fo:font-weight="normal" officeooo:rsid="0066b8be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style:text-position="0% 100%" style:font-name="MathJax_Main" fo:font-size="16pt" fo:font-style="normal" fo:font-weight="normal" officeooo:rsid="00689553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style:text-position="0% 100%" style:font-name="MathJax_Main" fo:font-size="16pt" fo:font-style="normal" fo:font-weight="normal" officeooo:rsid="006a9a1c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style:text-position="0% 100%" style:font-name="MathJax_Main" fo:font-size="16pt" fo:font-style="normal" fo:font-weight="bold" officeooo:rsid="017923b2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style:text-position="0% 100%" fo:font-weight="bold" style:font-weight-asian="bold" style:font-weight-complex="bold"/>
    </style:style>
    <style:style style:name="T37" style:family="text">
      <style:text-properties style:text-position="0% 100%" fo:font-weight="bold" officeooo:rsid="00954b0d" style:font-weight-asian="bold" style:font-weight-complex="bold"/>
    </style:style>
    <style:style style:name="T38" style:family="text">
      <style:text-properties style:text-position="0% 100%" fo:font-weight="bold" officeooo:rsid="009b389d" style:font-weight-asian="bold" style:font-weight-complex="bold"/>
    </style:style>
    <style:style style:name="T39" style:family="text">
      <style:text-properties style:text-position="0% 100%" fo:font-weight="bold" officeooo:rsid="0084921e" style:font-weight-asian="bold" style:font-weight-complex="bold"/>
    </style:style>
    <style:style style:name="T40" style:family="text">
      <style:text-properties style:text-position="0% 100%" fo:font-weight="normal" officeooo:rsid="00bb1595" style:font-weight-asian="normal" style:font-weight-complex="normal"/>
    </style:style>
    <style:style style:name="T41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text-position="0% 100%" fo:font-style="normal" fo:font-weight="normal" officeooo:rsid="00e4b6d8" style:font-style-asian="normal" style:font-weight-asian="normal" style:font-style-complex="normal" style:font-weight-complex="normal"/>
    </style:style>
    <style:style style:name="T43" style:family="text">
      <style:text-properties style:text-position="0% 100%" fo:font-style="normal" fo:font-weight="normal" officeooo:rsid="00bdc28d" style:font-style-asian="normal" style:font-weight-asian="normal" style:font-style-complex="normal" style:font-weight-complex="normal"/>
    </style:style>
    <style:style style:name="T44" style:family="text">
      <style:text-properties style:text-position="0% 100%" fo:font-style="normal" fo:font-weight="normal" officeooo:rsid="00beba03" style:font-style-asian="normal" style:font-weight-asian="normal" style:font-style-complex="normal" style:font-weight-complex="normal"/>
    </style:style>
    <style:style style:name="T45" style:family="text">
      <style:text-properties style:text-position="0% 100%" fo:font-style="normal" fo:font-weight="normal" officeooo:rsid="00f0c99a" style:font-style-asian="normal" style:font-weight-asian="normal" style:font-style-complex="normal" style:font-weight-complex="normal"/>
    </style:style>
    <style:style style:name="T46" style:family="text">
      <style:text-properties style:text-position="0% 100%" fo:font-style="normal" fo:font-weight="normal" officeooo:rsid="01ffe5fa" style:font-style-asian="normal" style:font-weight-asian="normal" style:font-style-complex="normal" style:font-weight-complex="normal"/>
    </style:style>
    <style:style style:name="T47" style:family="text">
      <style:text-properties style:text-position="0% 100%" fo:font-style="normal" fo:font-weight="normal" officeooo:rsid="0201537e" style:font-style-asian="normal" style:font-weight-asian="normal" style:font-style-complex="normal" style:font-weight-complex="normal"/>
    </style:style>
    <style:style style:name="T48" style:family="text">
      <style:text-properties style:text-position="0% 100%" fo:font-style="normal" fo:font-weight="normal" officeooo:rsid="02029f3b" style:font-style-asian="normal" style:font-weight-asian="normal" style:font-style-complex="normal" style:font-weight-complex="normal"/>
    </style:style>
    <style:style style:name="T49" style:family="text">
      <style:text-properties style:text-position="0% 100%" fo:font-style="normal" fo:font-weight="normal" officeooo:rsid="0202a76b" style:font-style-asian="normal" style:font-weight-asian="normal" style:font-style-complex="normal" style:font-weight-complex="normal"/>
    </style:style>
    <style:style style:name="T50" style:family="text">
      <style:text-properties style:text-position="0% 100%" fo:font-style="normal" fo:font-weight="normal" officeooo:rsid="00936fa4" style:font-style-asian="normal" style:font-weight-asian="normal" style:font-style-complex="normal" style:font-weight-complex="normal"/>
    </style:style>
    <style:style style:name="T51" style:family="text">
      <style:text-properties style:text-position="0% 100%" fo:font-style="normal" fo:font-weight="normal" officeooo:rsid="0096e11f" style:font-style-asian="normal" style:font-weight-asian="normal" style:font-style-complex="normal" style:font-weight-complex="normal"/>
    </style:style>
    <style:style style:name="T52" style:family="text">
      <style:text-properties style:text-position="0% 100%" fo:font-style="normal" fo:font-weight="normal" officeooo:rsid="00999816" style:font-style-asian="normal" style:font-weight-asian="normal" style:font-style-complex="normal" style:font-weight-complex="normal"/>
    </style:style>
    <style:style style:name="T53" style:family="text">
      <style:text-properties style:text-position="0% 100%" fo:font-style="normal" fo:font-weight="normal" officeooo:rsid="00a402f6" style:font-style-asian="normal" style:font-weight-asian="normal" style:font-style-complex="normal" style:font-weight-complex="normal"/>
    </style:style>
    <style:style style:name="T54" style:family="text">
      <style:text-properties style:text-position="0% 100%" fo:font-style="normal" fo:font-weight="normal" officeooo:rsid="00ab74b6" style:font-style-asian="normal" style:font-weight-asian="normal" style:font-style-complex="normal" style:font-weight-complex="normal"/>
    </style:style>
    <style:style style:name="T55" style:family="text">
      <style:text-properties style:text-position="0% 100%" style:font-name="Liberation Serif" fo:font-size="16pt" fo:font-style="normal" fo:font-weight="normal" officeooo:rsid="0070cd61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style:text-position="0% 100%" style:font-name="Liberation Serif" fo:font-size="16pt" fo:font-style="normal" fo:font-weight="normal" officeooo:rsid="0072f111" style:font-size-asian="16pt" style:font-style-asian="normal" style:font-weight-asian="normal" style:font-size-complex="16pt" style:font-style-complex="normal" style:font-weight-complex="normal"/>
    </style:style>
    <style:style style:name="T57" style:family="text">
      <style:text-properties style:text-position="0% 100%" style:font-name="Liberation Serif" fo:font-size="16pt" fo:font-style="normal" fo:font-weight="normal" officeooo:rsid="0075604e" style:font-size-asian="16pt" style:font-style-asian="normal" style:font-weight-asian="normal" style:font-size-complex="16pt" style:font-style-complex="normal" style:font-weight-complex="normal"/>
    </style:style>
    <style:style style:name="T58" style:family="text">
      <style:text-properties style:text-position="0% 100%" style:font-name="Liberation Serif" fo:font-size="16pt" fo:font-style="normal" fo:font-weight="normal" officeooo:rsid="00769018" style:font-size-asian="16pt" style:font-style-asian="normal" style:font-weight-asian="normal" style:font-size-complex="16pt" style:font-style-complex="normal" style:font-weight-complex="normal"/>
    </style:style>
    <style:style style:name="T59" style:family="text">
      <style:text-properties style:text-position="0% 100%" style:font-name="Liberation Serif" fo:font-size="16pt" fo:font-style="normal" fo:font-weight="normal" officeooo:rsid="007853d0" style:font-size-asian="16pt" style:font-style-asian="normal" style:font-weight-asian="normal" style:font-size-complex="16pt" style:font-style-complex="normal" style:font-weight-complex="normal"/>
    </style:style>
    <style:style style:name="T60" style:family="text">
      <style:text-properties officeooo:rsid="006aa32c"/>
    </style:style>
    <style:style style:name="T61" style:family="text">
      <style:text-properties style:text-position="super 58%" fo:font-style="normal" fo:font-weight="normal" officeooo:rsid="01fca1e6" style:font-style-asian="normal" style:font-weight-asian="normal" style:font-style-complex="normal" style:font-weight-complex="normal"/>
    </style:style>
    <style:style style:name="T62" style:family="text">
      <style:text-properties style:text-position="super 58%" fo:font-style="normal" fo:font-weight="normal" officeooo:rsid="00a402f6" style:font-style-asian="normal" style:font-weight-asian="normal" style:font-style-complex="normal" style:font-weight-complex="normal"/>
    </style:style>
    <style:style style:name="T63" style:family="text">
      <style:text-properties officeooo:rsid="0013f364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7a29ee" style:font-weight-asian="normal" style:font-weight-complex="normal"/>
    </style:style>
    <style:style style:name="T66" style:family="text">
      <style:text-properties fo:font-weight="normal" officeooo:rsid="00808c3f" style:font-weight-asian="normal" style:font-weight-complex="normal"/>
    </style:style>
    <style:style style:name="T67" style:family="text">
      <style:text-properties fo:font-weight="normal" officeooo:rsid="0082037b" style:font-weight-asian="normal" style:font-weight-complex="normal"/>
    </style:style>
    <style:style style:name="T68" style:family="text">
      <style:text-properties fo:font-weight="normal" officeooo:rsid="01f5ea69" style:font-weight-asian="normal" style:font-weight-complex="normal"/>
    </style:style>
    <style:style style:name="T69" style:family="text">
      <style:text-properties fo:font-weight="normal" officeooo:rsid="008fa17f" style:font-weight-asian="normal" style:font-weight-complex="normal"/>
    </style:style>
    <style:style style:name="T70" style:family="text">
      <style:text-properties fo:font-weight="normal" officeooo:rsid="0090c159" style:font-weight-asian="normal" style:font-weight-complex="normal"/>
    </style:style>
    <style:style style:name="T71" style:family="text">
      <style:text-properties fo:font-weight="normal" officeooo:rsid="0090dea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ab/><text:tab/><text:tab/><text:tab/> <text:s text:c="7"/><text:span text:style-name="T63">Easy Peasy</text:span></text:p>
      <text:p text:style-name="P6"/>
      <text:p text:style-name="P6">PROBLEM STATEMENT:</text:p>
      <text:p text:style-name="P7"/>
      <text:p text:style-name="P9"><text:span text:style-name="T2">C</text:span><text:span text:style-name="T1">limbing </text:span><text:span text:style-name="T3">the stairs </text:span><text:span text:style-name="T14">and reaching </text:span><text:span text:style-name="T15">a </text:span><text:span text:style-name="T16">particular </text:span><text:span text:style-name="T17">level </text:span><text:span text:style-name="T18">in an apartment building</text:span><text:span text:style-name="T3"> </text:span><text:span text:style-name="T4">is a</text:span><text:span text:style-name="T5">n easy </text:span><text:span text:style-name="T6">task, </text:span><text:span text:style-name="T20">only when </text:span><text:span text:style-name="T21">you don’t need to pay money for climbing </text:span><text:span text:style-name="T22">stairs</text:span><text:span text:style-name="T6">. </text:span><text:span text:style-name="T7">Help </text:span><text:span text:style-name="T8">Thomas </text:span><text:span text:style-name="T9">r</text:span><text:span text:style-name="T10">each </text:span><text:span text:style-name="T11">a </text:span><text:span text:style-name="T12">particular</text:span><text:span text:style-name="T13"> level </text:span><text:span text:style-name="T19">in the building </text:span><text:span text:style-name="T23">by doing any of the following operations, </text:span><text:span text:style-name="T24">any number of times in any order :</text:span></text:p>
      <text:list xml:id="list3897302510" text:style-name="L1">
        <text:list-item>
          <text:p text:style-name="P18"><text:span text:style-name="T24">C</text:span><text:span text:style-name="T1">limb upstairs </text:span><text:span text:style-name="T25">one level </text:span><text:span text:style-name="T27">in </text:span><text:span text:style-name="T29">an</text:span><text:span text:style-name="T28"> operation : </text:span><text:span text:style-name="T34">Reach level N+1 level from Nth level </text:span><text:span text:style-name="T26">.</text:span></text:p>
        </text:list-item>
        <text:list-item>
          <text:p text:style-name="P19"><text:span text:style-name="T1">Descend downstairs one level </text:span><text:span text:style-name="T29">in an operation</text:span><text:span text:style-name="T28"> : </text:span><text:span text:style-name="T34">Reach level N - 1 level from Nth level</text:span><text:span text:style-name="T29">.</text:span></text:p>
        </text:list-item>
        <text:list-item>
          <text:p text:style-name="P20"><text:span text:style-name="T27">R</text:span><text:span text:style-name="T1">each </text:span><text:span text:style-name="T30">level </text:span><text:span text:style-name="T31">2N-</text:span><text:span text:style-name="T33">th</text:span><text:span text:style-name="T31"> </text:span><text:span text:style-name="T32">from N-th level.</text:span></text:p>
        </text:list-item>
      </text:list>
      <text:p text:style-name="P8"><text:span text:style-name="T55">There is an increase in cost for each of these operations : </text:span><text:span text:style-name="T56">i.e. Cost x, </text:span><text:span text:style-name="T57">y and z</text:span><text:span text:style-name="T56"> </text:span><text:span text:style-name="T58">are</text:span><text:span text:style-name="T56"> incurred for operation</text:span><text:span text:style-name="T59">s</text:span><text:span text:style-name="T56"> 1, 2, 3 </text:span><text:span text:style-name="T59">respectively</text:span><text:span text:style-name="T56">.</text:span><text:span text:style-name="T35"> </text:span></text:p>
      <text:p text:style-name="P12">Note: <text:span text:style-name="T64">Assume that the apartment </text:span><text:span text:style-name="T65">building </text:span><text:span text:style-name="T66">contains infinite </text:span><text:span text:style-name="T67">floor levels.</text:span></text:p>
      <text:p text:style-name="P15"/>
      <text:p text:style-name="P11"/>
      <text:p text:style-name="P10">INPUT:</text:p>
      <text:p text:style-name="P13">First line <text:span text:style-name="T60">contains four integers </text:span><text:span text:style-name="T37">N, </text:span><text:span text:style-name="T39">x, y, z</text:span><text:span text:style-name="T40">.</text:span></text:p>
      <text:p text:style-name="P2"/>
      <text:p text:style-name="P14"><text:span text:style-name="T38">O</text:span><text:span text:style-name="T36">UTPUT:</text:span></text:p>
      <text:p text:style-name="P4"><text:span text:style-name="T68">P</text:span><text:span text:style-name="T64">rint a single integer, denoting </text:span><text:span text:style-name="T69">the minimum </text:span><text:span text:style-name="T70">cost </text:span><text:span text:style-name="T71">incurred.</text:span></text:p>
      <text:p text:style-name="P3"><text:s/></text:p>
      <text:p text:style-name="P1">Constraints:</text:p>
      <text:p text:style-name="P16"><text:span text:style-name="T50">1</text:span><text:span text:style-name="T41">&lt;= </text:span><text:span text:style-name="T42">N</text:span><text:span text:style-name="T43"> &lt;</text:span><text:span text:style-name="T44">= 10</text:span><text:span text:style-name="T61">5</text:span></text:p>
      <text:p text:style-name="P17"><text:span text:style-name="T51">1</text:span><text:span text:style-name="T45"> </text:span><text:span text:style-name="T41">&lt;= </text:span><text:span text:style-name="T52">x</text:span><text:span text:style-name="T54">, </text:span><text:span text:style-name="T52">y, z</text:span><text:span text:style-name="T46"> </text:span><text:span text:style-name="T47">&lt;</text:span><text:span text:style-name="T48">= </text:span><text:span text:style-name="T49">10</text:span><text:span text:style-name="T62">5</text:span><text:span text:style-name="T5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thJax_Main" svg:font-family="MathJax_Ma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1T12:20:33.743252520</meta:creation-date>
    <dc:date>2019-07-21T13:03:04.245715812</dc:date>
    <meta:editing-duration>PT20M52S</meta:editing-duration>
    <meta:editing-cycles>9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65" meta:character-count="891" meta:non-whitespace-character-count="730"/>
  </office:meta>
</office:document-meta>
</file>